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utigerNextLT Light" svg:font-family="'FrutigerNextLT Light', 'Times New Roman'" style:font-pitch="variable"/>
    <style:font-face style:name="Nimbus Roman" svg:font-family="'Nimbus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Linux Biolinum" svg:font-family="'Linux Biolinum'" style:font-family-generic="system" style:font-pitch="variable"/>
  </office:font-face-decls>
  <office:automatic-styles>
    <style:style style:name="Table1" style:family="table">
      <style:table-properties style:width="6.3in" style:rel-width="100%" fo:margin-left="-0.0569in" table:align="left" style:writing-mode="lr-tb"/>
    </style:style>
    <style:style style:name="Table1.A" style:family="table-column">
      <style:table-column-properties style:column-width="3.1451in" style:rel-column-width="4611*"/>
    </style:style>
    <style:style style:name="Table1.B" style:family="table-column">
      <style:table-column-properties style:column-width="3.1549in" style:rel-column-width="4626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style:border-line-width-left="0.0208in 0.0104in 0.0104in" style:border-line-width-top="0.0208in 0.0104in 0.0104in" style:border-line-width-bottom="0.0208in 0.0104in 0.0104in" fo:padding="0.0417in" fo:border-left="3pt double #c0c0c0" fo:border-right="none" fo:border-top="3pt double #c0c0c0" fo:border-bottom="3pt double #c0c0c0" style:writing-mode="lr-tb"/>
    </style:style>
    <style:style style:name="Table1.B1" style:family="table-cell">
      <style:table-cell-properties style:vertical-align="top" style:border-line-width="0.0208in 0.0104in 0.0104in" fo:padding="0.0417in" fo:border="3pt double #c0c0c0" style:writing-mode="lr-tb"/>
    </style:style>
    <style:style style:name="P1" style:family="paragraph" style:parent-style-name="Footer">
      <style:text-properties fo:font-size="8pt" style:font-size-asian="8pt" style:font-size-complex="8pt"/>
    </style:style>
    <style:style style:name="P2" style:family="paragraph" style:parent-style-name="Footer">
      <style:paragraph-properties style:snap-to-layout-grid="false"/>
      <style:text-properties fo:font-size="8pt" style:font-size-asian="8pt" style:font-size-complex="8pt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text-properties officeooo:paragraph-rsid="001cbbc7"/>
    </style:style>
    <style:style style:name="P5" style:family="paragraph" style:parent-style-name="Standard">
      <style:paragraph-properties fo:margin-top="0.1945in" fo:margin-bottom="0in" loext:contextual-spacing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6" style:family="paragraph" style:parent-style-name="Standard" style:master-page-name="Standard">
      <style:paragraph-properties fo:margin-left="0.9835in" fo:margin-right="0in" fo:margin-top="0in" fo:margin-bottom="0in" loext:contextual-spacing="false" fo:text-indent="0.4917in" style:auto-text-indent="false" style:page-number="auto"/>
    </style:style>
    <style:style style:name="P7" style:family="paragraph" style:parent-style-name="Standard">
      <style:paragraph-properties fo:margin-top="0.1945in" fo:margin-bottom="0.0827in" loext:contextual-spacing="false"/>
      <style:text-properties fo:font-size="12pt" style:font-size-asian="12pt" style:font-name-complex="Arial"/>
    </style:style>
    <style:style style:name="P8" style:family="paragraph" style:parent-style-name="Standard">
      <style:paragraph-properties fo:margin-top="0in" fo:margin-bottom="0in" loext:contextual-spacing="false"/>
    </style:style>
    <style:style style:name="P9" style:family="paragraph" style:parent-style-name="Standard">
      <style:paragraph-properties fo:margin-top="0in" fo:margin-bottom="0in" loext:contextual-spacing="false"/>
      <style:text-properties fo:font-size="12pt" style:font-size-asian="12pt" style:font-name-complex="Arial"/>
    </style:style>
    <style:style style:name="P10" style:family="paragraph" style:parent-style-name="Standard">
      <style:paragraph-properties fo:margin-top="0in" fo:margin-bottom="0in" loext:contextual-spacing="false"/>
      <style:text-properties fo:font-size="12pt" officeooo:rsid="001cbbc7" officeooo:paragraph-rsid="001cbbc7" style:font-size-asian="12pt" style:font-name-complex="Arial"/>
    </style:style>
    <style:style style:name="P11" style:family="paragraph" style:parent-style-name="Standard">
      <style:paragraph-properties fo:margin-top="0in" fo:margin-bottom="0in" loext:contextual-spacing="false"/>
      <style:text-properties fo:font-size="12pt" officeooo:paragraph-rsid="001cbbc7" style:font-size-asian="12pt" style:font-name-complex="Arial"/>
    </style:style>
    <style:style style:name="P12" style:family="paragraph" style:parent-style-name="Standard">
      <style:paragraph-properties fo:margin-top="0in" fo:margin-bottom="0in" loext:contextual-spacing="false"/>
      <style:text-properties fo:font-size="12pt" officeooo:rsid="001f6c8d" officeooo:paragraph-rsid="001f6c8d" style:font-size-asian="12pt" style:font-name-complex="Arial"/>
    </style:style>
    <style:style style:name="P13" style:family="paragraph" style:parent-style-name="Standard">
      <style:paragraph-properties fo:margin-top="0in" fo:margin-bottom="0in" loext:contextual-spacing="false" style:snap-to-layout-grid="false"/>
      <style:text-properties fo:font-size="12pt" officeooo:rsid="001f6c8d" officeooo:paragraph-rsid="001f6c8d" style:font-size-asian="12pt" style:font-name-complex="Arial"/>
    </style:style>
    <style:style style:name="P14" style:family="paragraph">
      <loext:graphic-properties draw:fill="solid" draw:fill-color="#000000"/>
      <style:paragraph-properties style:writing-mode="lr-tb"/>
    </style:style>
    <style:style style:name="P15" style:family="paragraph">
      <loext:graphic-properties draw:fill="solid" draw:fill-color="#ffffff"/>
      <style:paragraph-properties style:writing-mode="lr-tb"/>
    </style:style>
    <style:style style:name="P16" style:family="paragraph">
      <loext:graphic-properties draw:fill="solid" draw:fill-color="#009494"/>
      <style:paragraph-properties style:writing-mode="lr-tb"/>
    </style:style>
    <style:style style:name="T1" style:family="text">
      <style:text-properties style:font-name="Lucida Sans" fo:font-size="14pt" fo:font-weight="bold" style:font-size-asian="14pt" style:font-weight-asian="bold" style:font-name-complex="Lucida Sans" style:font-size-complex="14pt"/>
    </style:style>
    <style:style style:name="T2" style:family="text">
      <style:text-properties fo:font-size="12pt" style:font-size-asian="12pt" style:font-name-complex="Arial"/>
    </style:style>
    <style:style style:name="T3" style:family="text">
      <style:text-properties fo:font-size="12pt" officeooo:rsid="001cbbc7" style:font-size-asian="12pt" style:font-name-complex="Arial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font-name-asian="Arial"/>
    </style:style>
    <style:style style:name="T6" style:family="text">
      <style:text-properties fo:font-size="10pt" style:font-size-asian="10pt" style:font-name-complex="Arial" style:font-size-complex="10pt"/>
    </style:style>
    <style:style style:name="T7" style:family="text">
      <style:text-properties fo:font-size="10pt" officeooo:rsid="001d1281" style:font-size-asian="10pt" style:font-name-complex="Arial" style:font-size-complex="10pt"/>
    </style:style>
    <style:style style:name="T8" style:family="text">
      <style:text-properties officeooo:rsid="001e5a9a"/>
    </style:style>
    <style:style style:name="gr1" style:family="graphic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ge-content"/>
    </style:style>
    <style:style style:name="gr2" style:family="graphic">
      <style:graphic-properties draw:stroke="none" draw:fill="solid" draw:fill-color="#000000" draw:textarea-horizontal-align="left" draw:textarea-vertical-align="top" draw:auto-grow-height="false" fo:min-height="0in" fo:min-width="0in" fo:padding-top="0.0902in" fo:padding-bottom="0.0902in" fo:padding-left="0.1736in" fo:padding-right="0.1736in" fo:wrap-option="wrap" draw:shadow-color="#808080" style:run-through="background"/>
    </style:style>
    <style:style style:name="gr3" style:family="graphic">
      <style:graphic-properties draw:stroke="none" draw:fill="solid" draw:fill-color="#ffffff" draw:textarea-horizontal-align="left" draw:textarea-vertical-align="top" draw:auto-grow-height="false" fo:min-height="0in" fo:min-width="0in" fo:padding-top="0.0902in" fo:padding-bottom="0.0902in" fo:padding-left="0.1736in" fo:padding-right="0.1736in" fo:wrap-option="wrap" draw:shadow-color="#808080" style:run-through="background"/>
    </style:style>
    <style:style style:name="gr4" style:family="graphic">
      <style:graphic-properties draw:stroke="none" draw:fill="solid" draw:fill-color="#000000" draw:textarea-horizontal-align="left" draw:textarea-vertical-align="top" draw:auto-grow-height="false" fo:min-height="0.0508in" fo:min-width="0in" fo:padding-top="0.0902in" fo:padding-bottom="0.0902in" fo:padding-left="0.1736in" fo:padding-right="0.1736in" fo:wrap-option="wrap" draw:shadow-color="#808080" style:run-through="background"/>
    </style:style>
    <style:style style:name="gr5" style:family="graphic">
      <style:graphic-properties draw:stroke="none" draw:fill="solid" draw:fill-color="#000000" draw:textarea-horizontal-align="left" draw:textarea-vertical-align="top" draw:auto-grow-height="false" fo:min-height="0.0571in" fo:min-width="0in" fo:padding-top="0.0902in" fo:padding-bottom="0.0902in" fo:padding-left="0.1736in" fo:padding-right="0.1736in" fo:wrap-option="wrap" draw:shadow-color="#808080" style:run-through="background"/>
    </style:style>
    <style:style style:name="gr6" style:family="graphic">
      <style:graphic-properties draw:stroke="none" draw:fill="solid" draw:fill-color="#009494" draw:textarea-horizontal-align="left" draw:textarea-vertical-align="top" draw:auto-grow-height="false" fo:min-height="0in" fo:min-width="0.0008in" fo:padding-top="0.0902in" fo:padding-bottom="0.0902in" fo:padding-left="0.1736in" fo:padding-right="0.1736in" fo:wrap-option="wrap" draw:shadow-color="#808080" style:run-through="back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Checkliste Problembeschreibung</text:span></text:p>
      <text:p text:style-name="P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1. Wie kann die derzeitige Situation beschrieben werden?</text:p>
          </table:table-cell>
          <table:table-cell table:style-name="Table1.B1" office:value-type="string">
            <text:p text:style-name="P8"><text:span text:style-name="T2">Wir wollen Poly</text:span><text:span text:style-name="T3">tope</text:span><text:span text:style-name="T2"> ohne die Benutzung einer Turtle rendern.</text:span></text:p>
          </table:table-cell>
        </table:table-row>
        <table:table-row table:style-name="Table1.1">
          <table:table-cell table:style-name="Table1.A1" office:value-type="string">
            <text:p text:style-name="P9">2. In welchen Unternehmensbereichen tritt das Problem auf?</text:p>
          </table:table-cell>
          <table:table-cell table:style-name="Table1.B1" office:value-type="string">
            <text:p text:style-name="P9">Schulprojekt</text:p>
          </table:table-cell>
        </table:table-row>
        <table:table-row table:style-name="Table1.1">
          <table:table-cell table:style-name="Table1.A1" office:value-type="string">
            <text:p text:style-name="P9">3.Wie konnte es zu der Abweichung zwischen dem IST und dem SOLL kommen?</text:p>
          </table:table-cell>
          <table:table-cell table:style-name="Table1.B1" office:value-type="string">
            <text:p text:style-name="P10">Wir haben das Projekt bis jetzt nicht durchgeführt</text:p>
          </table:table-cell>
        </table:table-row>
        <table:table-row table:style-name="Table1.1">
          <table:table-cell table:style-name="Table1.A1" office:value-type="string">
            <text:p text:style-name="P8"><text:span text:style-name="T2">4. Seit wann tritt das Problem auf?</text:span></text:p>
          </table:table-cell>
          <table:table-cell table:style-name="Table1.B1" office:value-type="string">
            <text:p text:style-name="P9">11.03.2019</text:p>
          </table:table-cell>
        </table:table-row>
        <table:table-row table:style-name="Table1.1">
          <table:table-cell table:style-name="Table1.A1" office:value-type="string">
            <text:p text:style-name="P8"><text:span text:style-name="T2">5. Welche Auswirkungen hat das Problem?</text:span></text:p>
          </table:table-cell>
          <table:table-cell table:style-name="Table1.B1" office:value-type="string">
            <text:p text:style-name="P10">Wir haben nicht das Wissen und die Erfahrung, die ein solches Projekt bringt</text:p>
          </table:table-cell>
        </table:table-row>
        <table:table-row table:style-name="Table1.1">
          <table:table-cell table:style-name="Table1.A1" office:value-type="string">
            <text:p text:style-name="P8"><text:span text:style-name="T2">6. Sind Veränderungen im Umfeld für das Problem verantwortlich?</text:span></text:p>
          </table:table-cell>
          <table:table-cell table:style-name="Table1.B1" office:value-type="string">
            <text:p text:style-name="P9">Nein</text:p>
          </table:table-cell>
        </table:table-row>
        <table:table-row table:style-name="Table1.1">
          <table:table-cell table:style-name="Table1.A1" office:value-type="string">
            <text:p text:style-name="P8"><text:span text:style-name="T2">7. Welche Personen sind beteiligt?</text:span></text:p>
          </table:table-cell>
          <table:table-cell table:style-name="Table1.B1" office:value-type="string">
            <text:p text:style-name="P11"><text:s/>Kilian, Linus, Kai</text:p>
          </table:table-cell>
        </table:table-row>
        <table:table-row table:style-name="Table1.1">
          <table:table-cell table:style-name="Table1.A1" office:value-type="string">
            <text:p text:style-name="P8"><text:span text:style-name="T2">8. Liegen die Ursachen bei den verantwortlichen Personen?</text:span></text:p>
          </table:table-cell>
          <table:table-cell table:style-name="Table1.B1" office:value-type="string">
            <text:p text:style-name="P10">Ja. Wir wollen uns das Wissen aneignen.</text:p>
          </table:table-cell>
        </table:table-row>
        <table:table-row table:style-name="Table1.1">
          <table:table-cell table:style-name="Table1.A1" office:value-type="string">
            <text:p text:style-name="P8"><text:span text:style-name="T2">9. Welche Sachmittel kommen gegenwärtig zum Einsatz?</text:span></text:p>
          </table:table-cell>
          <table:table-cell table:style-name="Table1.B1" office:value-type="string">
            <text:p text:style-name="P9">Computer mit <text:span text:style-name="T8">Entwicklungsumgebung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2">10. Liegen die Ursachen in den verwendeten Sachmitteln, Verfahren oder technischen Hilfsmitteln?</text:span></text:p>
          </table:table-cell>
          <table:table-cell table:style-name="Table1.B1" office:value-type="string">
            <text:p text:style-name="P12">Das Problem ist virtuell ursachenlos, da wir es uns erst erarbeitet haben.</text:p>
          </table:table-cell>
        </table:table-row>
        <table:table-row table:style-name="Table1.1">
          <table:table-cell table:style-name="Table1.A1" office:value-type="string">
            <text:p text:style-name="P8"><text:span text:style-name="T2">11. Wie laufen die Prozesse derzeit ab?</text:span></text:p>
          </table:table-cell>
          <table:table-cell table:style-name="Table1.B1" office:value-type="string">
            <text:p text:style-name="P13">Im Moment gibt es die Möglichkeit, ähnliches mit diversen bereits existierenden Programmen zu erreichen.</text:p>
            <text:p text:style-name="P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utigerNextLT Light" svg:font-family="'FrutigerNextLT Light', 'Times New Roman'" style:font-pitch="variable"/>
    <style:font-face style:name="Nimbus Roman" svg:font-family="'Nimbus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Linux Biolinum" svg:font-family="'Linux Biolinum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de" fo:country="DE" style:letter-kerning="true" style:font-name-asian="Linux Biolinum" style:font-size-asian="10.5pt" style:language-asian="zh" style:country-asian="CN" style:font-name-complex="Linux Biolinum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Nimbus Roman" fo:font-size="12pt" fo:language="de" fo:country="DE" style:font-name-asian="Linux Biolinum" style:font-size-asian="10.5pt" style:language-asian="zh" style:country-asian="CN" style:font-name-complex="Linux Biolinum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family="Arial" style:font-family-generic="swiss" style:font-pitch="variable" fo:font-size="10pt" fo:language="de" fo:country="DE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inux Biolinum" style:font-family-asian="'Linux Biolinum'" style:font-family-generic-asian="system" style:font-pitch-asian="variable" style:font-size-asian="14pt" style:font-name-complex="Linux Biolinum" style:font-family-complex="'Linux Biolinu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letter-spacing="0.0209in"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rmatvorlage_20_Humnst777_20_Lt_20_BT_20_11_20_pt_20_Block" style:display-name="Formatvorlage Humnst777 Lt BT 11 pt Block" style:family="paragraph" style:parent-style-name="Standard">
      <style:paragraph-properties style:line-height-at-least="0.2083in" fo:text-align="justify" style:justify-single-word="false"/>
      <style:text-properties style:font-name="FrutigerNextLT Light" fo:font-family="'FrutigerNextLT Light', 'Times New Roman'" style:font-pitch="variable" fo:font-size="11pt" style:font-size-asian="11pt" style:font-name-complex="FrutigerNextLT Light" style:font-family-complex="'FrutigerNextLT Light', 'Times New Roman'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Formatvorlage_20_Humnst777_20_Lt_20_BT_20_11_20_pt_20_Block_20_Zchn" style:display-name="Formatvorlage Humnst777 Lt BT 11 pt Block Zchn" style:family="text">
      <style:text-properties style:font-name="FrutigerNextLT Light" fo:font-family="'FrutigerNextLT Light', 'Times New Roman'" style:font-pitch="variable" fo:font-size="11pt" fo:language="de" fo:country="DE" style:font-size-asian="11pt" style:font-name-complex="FrutigerNextLT Light" style:font-family-complex="'FrutigerNextLT Light', 'Times New Roman'" style:font-pitch-complex="variable" style:font-size-complex="12pt" style:language-complex="ar" style:country-complex="SA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3" style:family="table">
      <style:table-properties style:width="6.4042in" fo:margin-left="-0.0785in" table:align="left" style:writing-mode="lr-tb"/>
    </style:style>
    <style:style style:name="Table3.A" style:family="table-column">
      <style:table-column-properties style:column-width="2.1319in"/>
    </style:style>
    <style:style style:name="Table3.B" style:family="table-column">
      <style:table-column-properties style:column-width="2.1326in"/>
    </style:style>
    <style:style style:name="Table3.C" style:family="table-column">
      <style:table-column-properties style:column-width="2.1396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2" style:family="table-row">
      <style:table-row-properties style:min-row-height="0.0938in" fo:keep-together="auto"/>
    </style:style>
    <style:style style:name="Table3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" style:family="table">
      <style:table-properties style:width="6.4042in" fo:margin-left="-0.0785in" table:align="left" style:writing-mode="lr-tb"/>
    </style:style>
    <style:style style:name="Table2.A" style:family="table-column">
      <style:table-column-properties style:column-width="1.575in"/>
    </style:style>
    <style:style style:name="Table2.B" style:family="table-column">
      <style:table-column-properties style:column-width="4.8292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MP1" style:family="paragraph">
      <loext:graphic-properties draw:fill="solid" draw:fill-color="#000000"/>
      <style:paragraph-properties style:writing-mode="lr-tb"/>
    </style:style>
    <style:style style:name="MP2" style:family="paragraph">
      <loext:graphic-properties draw:fill="solid" draw:fill-color="#ffffff"/>
      <style:paragraph-properties style:writing-mode="lr-tb"/>
    </style:style>
    <style:style style:name="MP3" style:family="paragraph">
      <loext:graphic-properties draw:fill="solid" draw:fill-color="#009494"/>
      <style:paragraph-properties style:writing-mode="lr-tb"/>
    </style:style>
    <style:style style:name="MP4" style:family="paragraph" style:parent-style-name="Standard">
      <style:paragraph-properties style:snap-to-layout-grid="false"/>
    </style:style>
    <style:style style:name="MP5" style:family="paragraph" style:parent-style-name="Standard">
      <style:text-properties officeooo:paragraph-rsid="001cbbc7"/>
    </style:style>
    <style:style style:name="MP6" style:family="paragraph" style:parent-style-name="Footer">
      <style:text-properties fo:font-size="8pt" style:font-size-asian="8pt" style:font-size-complex="8pt"/>
    </style:style>
    <style:style style:name="MP7" style:family="paragraph" style:parent-style-name="Footer">
      <style:paragraph-properties style:snap-to-layout-grid="false"/>
      <style:text-properties fo:font-size="8pt" style:font-size-asian="8pt" style:font-size-complex="8pt"/>
    </style:style>
    <style:style style:name="MT1" style:family="text">
      <style:text-properties style:font-name-asian="Arial"/>
    </style:style>
    <style:style style:name="MT2" style:family="text">
      <style:text-properties fo:font-size="10pt" officeooo:rsid="001d1281" style:font-size-asian="10pt" style:font-name-complex="Arial" style:font-size-complex="10pt"/>
    </style:style>
    <style:style style:name="MT3" style:family="text">
      <style:text-properties fo:font-size="10pt" style:font-size-asian="10pt" style:font-name-complex="Arial" style:font-size-complex="10pt"/>
    </style:style>
    <style:style style:name="Mgr1" style:family="graphic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ge-content"/>
    </style:style>
    <style:style style:name="Mgr2" style:family="graphic">
      <style:graphic-properties draw:stroke="none" draw:fill="solid" draw:fill-color="#000000" draw:textarea-horizontal-align="left" draw:textarea-vertical-align="top" draw:auto-grow-height="false" fo:min-height="0in" fo:min-width="0in" fo:padding-top="0.0902in" fo:padding-bottom="0.0902in" fo:padding-left="0.1736in" fo:padding-right="0.1736in" fo:wrap-option="wrap" draw:shadow-color="#808080" style:run-through="background"/>
    </style:style>
    <style:style style:name="Mgr3" style:family="graphic">
      <style:graphic-properties draw:stroke="none" draw:fill="solid" draw:fill-color="#ffffff" draw:textarea-horizontal-align="left" draw:textarea-vertical-align="top" draw:auto-grow-height="false" fo:min-height="0in" fo:min-width="0in" fo:padding-top="0.0902in" fo:padding-bottom="0.0902in" fo:padding-left="0.1736in" fo:padding-right="0.1736in" fo:wrap-option="wrap" draw:shadow-color="#808080" style:run-through="background"/>
    </style:style>
    <style:style style:name="Mgr4" style:family="graphic">
      <style:graphic-properties draw:stroke="none" draw:fill="solid" draw:fill-color="#000000" draw:textarea-horizontal-align="left" draw:textarea-vertical-align="top" draw:auto-grow-height="false" fo:min-height="0.0508in" fo:min-width="0in" fo:padding-top="0.0902in" fo:padding-bottom="0.0902in" fo:padding-left="0.1736in" fo:padding-right="0.1736in" fo:wrap-option="wrap" draw:shadow-color="#808080" style:run-through="background"/>
    </style:style>
    <style:style style:name="Mgr5" style:family="graphic">
      <style:graphic-properties draw:stroke="none" draw:fill="solid" draw:fill-color="#000000" draw:textarea-horizontal-align="left" draw:textarea-vertical-align="top" draw:auto-grow-height="false" fo:min-height="0.0571in" fo:min-width="0in" fo:padding-top="0.0902in" fo:padding-bottom="0.0902in" fo:padding-left="0.1736in" fo:padding-right="0.1736in" fo:wrap-option="wrap" draw:shadow-color="#808080" style:run-through="background"/>
    </style:style>
    <style:style style:name="Mgr6" style:family="graphic">
      <style:graphic-properties draw:stroke="none" draw:fill="solid" draw:fill-color="#009494" draw:textarea-horizontal-align="left" draw:textarea-vertical-align="top" draw:auto-grow-height="false" fo:min-height="0in" fo:min-width="0.0008in" fo:padding-top="0.0902in" fo:padding-bottom="0.0902in" fo:padding-left="0.1736in" fo:padding-right="0.1736in" fo:wrap-option="wrap" draw:shadow-color="#808080" style:run-through="background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bottom="0.4535in" style:dynamic-spacing="true"/>
      </style:header-style>
      <style:footer-style>
        <style:header-footer-properties fo:min-height="0.2957in" fo:margin-top="0.2571in" style:dynamic-spacing="true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table:number-columns-spanned="3" office:value-type="string">
              <text:h text:style-name="Heading_20_1" text:outline-level="1"><draw:g text:anchor-type="char" draw:z-index="0" draw:style-name="Mgr1"><draw:custom-shape draw:style-name="Mgr2" draw:text-style-name="MP1" svg:width="0.1713in" svg:height="0.1657in" svg:x="5.5579in" svg:y="0.0421in"><text:p/><draw:enhanced-geometry svg:viewBox="0 0 658 671" draw:type="non-primitive" draw:enhanced-path="M 322 671  L 356 669  L 390 664  L 422 656  L 453 645  L 483 631  L 511 614  L 536 594  L 560 572  L 582 549  L 600 523  L 618 495  L 631 466  L 643 435  L 651 403  L 657 370  L 658 336  L 657 301  L 651 268  L 643 236  L 631 205  L 618 175  L 600 147  L 582 122  L 560 97  L 536 76  L 511 57  L 483 40  L 453 26  L 422 15  L 390 6  L 356 1  L 322 0  L 287 1  L 255 6  L 222 15  L 193 25  L 165 39  L 138 56  L 114 74  L 91 96  L 70 119  L 53 145  L 37 172  L 24 201  L 14 232  L 6 263  L 1 297  L 0 331  L 1 366  L 6 399  L 14 432  L 24 463  L 37 493  L 53 520  L 70 547  L 91 571  L 114 593  L 138 612  L 165 630  L 193 645  L 222 656  L 255 664  L 287 669  L 322 671  Z N"/></draw:custom-shape><draw:custom-shape draw:style-name="Mgr3" draw:text-style-name="MP2" svg:width="0.078in" svg:height="0.0732in" svg:x="5.6004in" svg:y="0.0882in"><text:p/><draw:enhanced-geometry svg:viewBox="0 0 298 299" draw:type="non-primitive" draw:enhanced-path="M 150 299  L 180 295  L 208 287  L 233 273  L 256 255  L 273 233  L 287 209  L 295 180  L 298 150  L 295 120  L 287 91  L 273 66  L 256 44  L 233 26  L 208 12  L 180 4  L 150 0  L 120 4  L 91 12  L 66 26  L 44 44  L 25 66  L 11 91  L 3 120  L 0 150  L 3 180  L 11 209  L 25 233  L 44 255  L 66 273  L 91 287  L 120 295  L 150 299  Z N"/></draw:custom-shape><draw:custom-shape draw:style-name="Mgr4" draw:text-style-name="MP1" svg:width="0.0453in" svg:height="0.2315in" svg:x="5.5524in" svg:y="-0.0071in"><text:p/><draw:enhanced-geometry svg:viewBox="0 0 21600 21600" draw:type="rectangle" draw:enhanced-path="M 0 0 L 21600 0 21600 21600 0 21600 0 0 Z N"/></draw:custom-shape><draw:custom-shape draw:style-name="Mgr2" draw:text-style-name="MP1" svg:width="0.1713in" svg:height="0.1657in" svg:x="5.3799in" svg:y="0.0421in"><text:p/><draw:enhanced-geometry svg:viewBox="0 0 658 671" draw:type="non-primitive" draw:enhanced-path="M 321 671  L 356 669  L 389 664  L 421 656  L 453 645  L 482 631  L 510 614  L 535 594  L 560 572  L 582 549  L 600 523  L 617 495  L 631 466  L 643 435  L 651 403  L 656 370  L 658 336  L 656 301  L 651 268  L 643 236  L 631 205  L 617 175  L 600 147  L 582 122  L 560 97  L 535 76  L 510 57  L 482 40  L 453 26  L 421 15  L 389 6  L 356 1  L 321 0  L 287 1  L 254 6  L 222 15  L 192 25  L 164 39  L 138 56  L 114 74  L 91 96  L 70 119  L 53 145  L 37 172  L 24 201  L 14 232  L 5 263  L 1 297  L 0 331  L 1 366  L 5 399  L 14 432  L 24 463  L 37 493  L 53 520  L 70 547  L 91 571  L 114 593  L 138 612  L 164 630  L 192 645  L 222 656  L 254 664  L 287 669  L 321 671  Z N"/></draw:custom-shape><draw:custom-shape draw:style-name="Mgr3" draw:text-style-name="MP2" svg:width="0.0776in" svg:height="0.0732in" svg:x="5.4224in" svg:y="0.0882in"><text:p/><draw:enhanced-geometry svg:viewBox="0 0 299 299" draw:type="non-primitive" draw:enhanced-path="M 150 299  L 180 295  L 209 287  L 233 273  L 256 255  L 274 233  L 287 209  L 295 180  L 299 150  L 295 120  L 287 91  L 274 66  L 256 44  L 233 26  L 209 12  L 180 4  L 150 0  L 120 4  L 92 12  L 66 26  L 44 44  L 26 66  L 12 91  L 4 120  L 0 150  L 4 180  L 12 209  L 26 233  L 44 255  L 66 273  L 92 287  L 120 295  L 150 299  Z N"/></draw:custom-shape><draw:custom-shape draw:style-name="Mgr4" draw:text-style-name="MP1" svg:width="0.0453in" svg:height="0.2315in" svg:x="5.3752in" svg:y="-0.0071in"><text:p/><draw:enhanced-geometry svg:viewBox="0 0 21600 21600" draw:type="rectangle" draw:enhanced-path="M 0 0 L 21600 0 21600 21600 0 21600 0 0 Z N"/></draw:custom-shape><draw:custom-shape draw:style-name="Mgr5" draw:text-style-name="MP1" svg:width="0.3331in" svg:height="0.2378in" svg:x="5.5524in" svg:y="0.052in"><text:p/><draw:enhanced-geometry svg:viewBox="0 0 1284 966" draw:type="non-primitive" draw:enhanced-path="M 1284 0  L 1261 0  L 1241 0  L 1224 0  L 1211 0  L 1200 0  L 1191 0  L 1184 0  L 1179 0  L 1124 4  L 1072 15  L 1025 31  L 979 53  L 937 78  L 898 107  L 862 139  L 829 174  L 799 210  L 770 247  L 745 285  L 722 323  L 700 360  L 681 396  L 664 428  L 649 459  L 633 491  L 617 520  L 599 547  L 585 570  L 568 590  L 553 609  L 540 626  L 526 640  L 513 652  L 502 662  L 490 671  L 481 678  L 473 684  L 466 688  L 460 692  L 457 694  L 442 705  L 426 715  L 408 724  L 391 733  L 373 741  L 353 748  L 333 755  L 314 761  L 293 767  L 272 771  L 252 775  L 231 778  L 211 781  L 190 783  L 170 784  L 150 784  L 0 784  L 0 966  L 188 966  L 256 963  L 318 956  L 375 945  L 426 931  L 470 915  L 511 897  L 548 877  L 580 855  L 608 834  L 633 810  L 655 787  L 674 766  L 692 745  L 705 724  L 719 706  L 731 690  L 741 675  L 753 658  L 765 641  L 777 622  L 790 602  L 802 581  L 815 561  L 828 540  L 839 519  L 851 499  L 861 480  L 871 461  L 881 445  L 890 430  L 897 417  L 903 406  L 908 395  L 916 382  L 927 367  L 937 351  L 950 334  L 964 315  L 980 298  L 996 279  L 1013 262  L 1033 246  L 1052 232  L 1073 218  L 1095 208  L 1117 200  L 1140 195  L 1164 193  L 1284 193  L 1284 0  Z N"/></draw:custom-shape><draw:custom-shape draw:style-name="Mgr6" draw:text-style-name="MP3" svg:width="0.348in" svg:height="0.0488in" svg:x="5.8953in" svg:y="0.0492in"><text:p/><draw:enhanced-geometry svg:viewBox="0 0 21600 21600" draw:type="rectangle" draw:enhanced-path="M 0 0 L 21600 0 21600 21600 0 21600 0 0 Z N"/></draw:custom-shape></draw:g><text:span text:style-name="MT1"><text:s text:c="11"/></text:span>Berufsbildende Schulen Osnabrück Brinkstraße</text:h>
              <text:p text:style-name="Standard"/>
            </table:table-cell>
            <table:covered-table-cell/>
            <table:covered-table-cell/>
          </table:table-row>
          <table:table-row table:style-name="Table3.2">
            <table:table-cell table:style-name="Table3.A2" office:value-type="string">
              <text:p text:style-name="Standard">Name: Kai, Kilian, Linus</text:p>
              <text:p text:style-name="Standard"/>
            </table:table-cell>
            <table:table-cell table:style-name="Table3.A2" table:number-rows-spanned="2" office:value-type="string">
              <text:p text:style-name="MP4"/>
              <text:p text:style-name="Standard">BGT 12.2</text:p>
            </table:table-cell>
            <table:table-cell table:style-name="Table3.A1" office:value-type="string">
              <text:p text:style-name="Standard">Blatt: </text:p>
            </table:table-cell>
          </table:table-row>
          <table:table-row table:style-name="Table3.2">
            <table:table-cell table:style-name="Table3.A2" office:value-type="string">
              <text:p text:style-name="Standard">Klasse: TG 12</text:p>
              <text:p text:style-name="Standard">Team:</text:p>
            </table:table-cell>
            <table:covered-table-cell/>
            <table:table-cell table:style-name="Table3.A1" office:value-type="string">
              <text:p text:style-name="Standard">Datum:</text:p>
            </table:table-cell>
          </table:table-row>
          <table:table-row table:style-name="Table3.1">
            <table:table-cell table:style-name="Table3.A1" table:number-columns-spanned="3" office:value-type="string">
              <text:p text:style-name="MP5">Projekt: <text:span text:style-name="MT2">Darstellen</text:span><text:span text:style-name="MT3"> von </text:span><text:span text:style-name="MT2">N</text:span><text:span text:style-name="MT3">-Dimensionalen Poly</text:span><text:span text:style-name="MT2">topen auf einer 2-Dimensionalen Bildfläche</text:span></text:p>
            </table:table-cell>
            <table:covered-table-cell/>
            <table:covered-table-cell/>
          </table:table-row>
        </table:table>
        <text:p text:style-name="Header"/>
      </style:header>
      <style:foot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6">Name der Vorlage:</text:p>
            </table:table-cell>
            <table:table-cell table:style-name="Table2.B1" office:value-type="string">
              <text:p text:style-name="MP7"/>
            </table:table-cell>
          </table:table-row>
          <table:table-row table:style-name="Table2.1">
            <table:table-cell table:style-name="Table2.A1" office:value-type="string">
              <text:p text:style-name="MP6">Erstellt am:</text:p>
            </table:table-cell>
            <table:table-cell table:style-name="Table2.B1" office:value-type="string">
              <text:p text:style-name="MP6"><text:date style:data-style-name="N36" text:date-value="2019-06-02T21:54:34.682667315">02.06.2019</text:date></text:p>
            </table:table-cell>
          </table:table-row>
          <table:table-row table:style-name="Table2.1">
            <table:table-cell table:style-name="Table2.A1" office:value-type="string">
              <text:p text:style-name="MP6">Autor:</text:p>
            </table:table-cell>
            <table:table-cell table:style-name="Table2.B1" office:value-type="string">
              <text:p text:style-name="MP6">name</text:p>
            </table:table-cell>
          </table:table-row>
        </table:table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dc:description/>
    <meta:initial-creator> </meta:initial-creator>
    <meta:creation-date>2009-11-20T00:19:00</meta:creation-date>
    <dc:date>2019-06-02T21:54:28.471083296</dc:date>
    <meta:editing-cycles>16</meta:editing-cycles>
    <meta:editing-duration>PT8M58S</meta:editing-duration>
    <meta:generator>LibreOffice/6.1.6.3$Linux_X86_64 LibreOffice_project/10$Build-3</meta:generator>
    <meta:document-statistic meta:table-count="3" meta:image-count="0" meta:object-count="0" meta:page-count="1" meta:paragraph-count="36" meta:word-count="197" meta:character-count="1364" meta:non-whitespace-character-count="1190"/>
  </office:meta>
</office:document-meta>
</file>